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1792" officeooo:paragraph-rsid="000f1792"/>
    </style:style>
    <style:style style:name="P2" style:family="paragraph" style:parent-style-name="Standard">
      <style:text-properties fo:font-size="14pt" fo:font-weight="bold" officeooo:rsid="000f1792" officeooo:paragraph-rsid="000f1792" style:font-size-asian="14pt" style:font-weight-asian="bold" style:font-size-complex="14pt" style:font-weight-complex="bold"/>
    </style:style>
    <style:style style:name="T1" style:family="text">
      <style:text-properties officeooo:rsid="000f1792"/>
    </style:style>
    <style:style style:name="T2" style:family="text">
      <style:text-properties style:text-underline-style="solid" style:text-underline-width="auto" style:text-underline-color="font-color"/>
    </style:style>
    <style:style style:name="T3" style:family="text">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âu 1:</text:p>
      <text:p text:style-name="P1"/>
      <text:p text:style-name="P2">1. Kết nối các thiết bị:</text:p>
      <text:p text:style-name="P2"/>
      <text:p text:style-name="P1">- Các thiết bị cần dùng: đồng hồ thời gian thực RTC DS1307, màn hình OLED SSD1306 được kết nối chung 1 đường I2C, với SCL kết nối với P22, SDA kết nối với P21.</text:p>
      <text:p text:style-name="P1"/>
      <text:p text:style-name="P1">- <text:s/>Thư viện sử dụng để làm đọc thời gian từ đồng hồ là: <text:a xlink:type="simple" xlink:href="https://github.com/adafruit/RTClib" text:style-name="Internet_20_link" text:visited-style-name="Visited_20_Internet_20_Link"><text:span text:style-name="T2">https://github.com/adafruit/RTClib</text:span></text:a></text:p>
      <text:p text:style-name="P1"><text:span text:style-name="T2"/></text:p>
      <text:p text:style-name="Standard">- <text:span text:style-name="T1">Thư viện sử dụng để hiện thị thông tin từ đồng hồ ra màn hình OLED là: </text:span><text:a xlink:type="simple" xlink:href="https://github.com/hramrach/GOFi2cOLED" text:style-name="Internet_20_link" text:visited-style-name="Visited_20_Internet_20_Link"><text:span text:style-name="T1">https://github.com/hramrach/GOFi2cOLED</text:span></text:a></text:p>
      <text:p text:style-name="Standard"/>
      <text:p text:style-name="Standard">- <text:span text:style-name="T1">Ngoài ra trên ESP 32 có 1 số chân cảm biến điện dung có thể đóng vai trò nhận diện hành động bấm nút của người dùng để thực hiện điều khiên giao diện.</text:span></text:p>
      <text:p text:style-name="P1"/>
      <text:p text:style-name="P1"><text:span text:style-name="T3">2. Phương thức hoạt động:</text:span></text:p>
      <text:p text:style-name="P1"><text:span text:style-name="T3"/></text:p>
      <text:p text:style-name="P1">- Thông tin được đọc từ đồng hồ sẽ được ghi ra màn hình thông qua giao tiếp I2C.</text:p>
      <text:p text:style-name="P1"/>
      <text:p text:style-name="P1">- Việc điều khiển giao diện dựa trên hành động chạm vào các nút cảm ứng, sau đó các lệnh tương ứng đưọc thực hiện đáp ứng như cầu người dùng.</text:p>
      <text:p text:style-name="P1"/>
      <text:p text:style-name="P1">Câu 3:</text:p>
      <text:p text:style-name="P1"/>
      <text:p text:style-name="P2">1. Kết nối các thiết bị:</text:p>
      <text:p text:style-name="P1"/>
      <text:p text:style-name="P1">- <text:s/>LED thu để học tín hiệu hồng ngoại được kết nối theo sơ đồ: chân Signal-P15, VCC-3V3, GND-GND.</text:p>
      <text:p text:style-name="P1"/>
      <text:p text:style-name="P1">- LED phát để bật tắt TV được kết nối tới ESP 32 theo sơ đồ: chân (+) - P12, GND – GND.</text:p>
      <text:p text:style-name="P1"/>
      <text:p text:style-name="P1">- Màn hình và các nút cảm ứng cũng được sử dụng để diều khiển thao tác học mã hồng ngoại 1 cách trực quan hơn.</text:p>
      <text:p text:style-name="P1"/>
      <text:p text:style-name="P2">2. Phương thức hoạt động:</text:p>
      <text:p text:style-name="P1"/>
      <text:p text:style-name="P1">- Khi ta bấm vào 1 nút hồng ngoại, thiết bị sẽ hiển thị giao diện chờ nhận mã hồng ngoại. Thực hiện bấm nút trên điều khiển để thiết bị có thể học được mã này.</text:p>
      <text:p text:style-name="P1"/>
      <text:p text:style-name="P1">- Sau khi đã học xong, ta có thể điều khiển bật tắt TV bằng 1 nút còn lại trên thiết bị.</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6:06:54.801778690</meta:creation-date>
    <dc:date>2018-11-29T16:25:05.443371467</dc:date>
    <meta:editing-duration>PT3M40S</meta:editing-duration>
    <meta:editing-cycles>1</meta:editing-cycles>
    <meta:document-statistic meta:table-count="0" meta:image-count="0" meta:object-count="0" meta:page-count="1" meta:paragraph-count="17" meta:word-count="306" meta:character-count="1384" meta:non-whitespace-character-count="1092"/>
    <meta:generator>LibreOffice/6.0.6.2$Linux_X86_64 LibreOffice_project/00m0$Build-2</meta:generator>
  </office:meta>
</office:document-meta>
</file>